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91pt"/>
    </style:style>
    <style:style style:name="co4" style:family="table-column">
      <style:table-column-properties fo:break-before="auto" style:column-width="95.64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9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Precision (doc avg):</text:p>
          </table:table-cell>
          <table:table-cell table:formula="of:=AVERAGE([$evaltrain_tfidf_split9_level5.B1];[$evaltrain_tfidf_split8_level5.B1];[$evaltrain_tfidf_split7_level5.B1];[$evaltrain_tfidf_split6_level5.B1];[$evaltrain_tfidf_split5_level5.B1];[$evaltrain_tfidf_split4_level5.B1];[$evaltrain_tfidf_split3_level5.B1];[$evaltrain_tfidf_split2_level5.B1];[$evaltrain_tfidf_split1_level5.B1];[$evaltrain_tfidf_split0_level5.B1])" office:value-type="float" office:value="0.308008609193877" calcext:value-type="float">
            <text:p>0.308008609193877</text:p>
          </table:table-cell>
          <table:table-cell table:formula="of:=STDEV([$evaltrain_tfidf_split9_level5.B1];[$evaltrain_tfidf_split8_level5.B1];[$evaltrain_tfidf_split7_level5.B1];[$evaltrain_tfidf_split6_level5.B1];[$evaltrain_tfidf_split5_level5.B1];[$evaltrain_tfidf_split4_level5.B1];[$evaltrain_tfidf_split3_level5.B1];[$evaltrain_tfidf_split2_level5.B1];[$evaltrain_tfidf_split1_level5.B1];[$evaltrain_tfidf_split0_level5.B1])" office:value-type="float" office:value="0.00821598812325817" calcext:value-type="float">
            <text:p>0.008215988123258</text:p>
          </table:table-cell>
          <table:table-cell table:formula="of:=MAX([$evaltrain_tfidf_split9_level5.B1];[$evaltrain_tfidf_split8_level5.B1];[$evaltrain_tfidf_split7_level5.B1];[$evaltrain_tfidf_split6_level5.B1];[$evaltrain_tfidf_split5_level5.B1];[$evaltrain_tfidf_split4_level5.B1];[$evaltrain_tfidf_split3_level5.B1];[$evaltrain_tfidf_split2_level5.B1];[$evaltrain_tfidf_split1_level5.B1];[$evaltrain_tfidf_split0_level5.B1])" office:value-type="float" office:value="0.324192176870748" calcext:value-type="float">
            <text:p>0.324192176870748</text:p>
          </table:table-cell>
          <table:table-cell table:formula="of:=MIN([$evaltrain_tfidf_split9_level5.B1];[$evaltrain_tfidf_split8_level5.B1];[$evaltrain_tfidf_split7_level5.B1];[$evaltrain_tfidf_split6_level5.B1];[$evaltrain_tfidf_split5_level5.B1];[$evaltrain_tfidf_split4_level5.B1];[$evaltrain_tfidf_split3_level5.B1];[$evaltrain_tfidf_split2_level5.B1];[$evaltrain_tfidf_split1_level5.B1];[$evaltrain_tfidf_split0_level5.B1])" office:value-type="float" office:value="0.298681972789116" calcext:value-type="float">
            <text:p>0.298681972789116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table:formula="of:=AVERAGE([$evaltrain_tfidf_split9_level5.B2];[$evaltrain_tfidf_split8_level5.B2];[$evaltrain_tfidf_split7_level5.B2];[$evaltrain_tfidf_split6_level5.B2];[$evaltrain_tfidf_split5_level5.B2];[$evaltrain_tfidf_split4_level5.B2];[$evaltrain_tfidf_split3_level5.B2];[$evaltrain_tfidf_split2_level5.B2];[$evaltrain_tfidf_split1_level5.B2];[$evaltrain_tfidf_split0_level5.B2])" office:value-type="float" office:value="0.596288833342413" calcext:value-type="float">
            <text:p>0.596288833342413</text:p>
          </table:table-cell>
          <table:table-cell table:formula="of:=STDEV([$evaltrain_tfidf_split9_level5.B2];[$evaltrain_tfidf_split8_level5.B2];[$evaltrain_tfidf_split7_level5.B2];[$evaltrain_tfidf_split6_level5.B2];[$evaltrain_tfidf_split5_level5.B2];[$evaltrain_tfidf_split4_level5.B2];[$evaltrain_tfidf_split3_level5.B2];[$evaltrain_tfidf_split2_level5.B2];[$evaltrain_tfidf_split1_level5.B2];[$evaltrain_tfidf_split0_level5.B2])" office:value-type="float" office:value="0.0119233675554096" calcext:value-type="float">
            <text:p>0.01192336755541</text:p>
          </table:table-cell>
          <table:table-cell table:formula="of:=MAX([$evaltrain_tfidf_split9_level5.B2];[$evaltrain_tfidf_split8_level5.B2];[$evaltrain_tfidf_split7_level5.B2];[$evaltrain_tfidf_split6_level5.B2];[$evaltrain_tfidf_split5_level5.B2];[$evaltrain_tfidf_split4_level5.B2];[$evaltrain_tfidf_split3_level5.B2];[$evaltrain_tfidf_split2_level5.B2];[$evaltrain_tfidf_split1_level5.B2];[$evaltrain_tfidf_split0_level5.B2])" office:value-type="float" office:value="0.619158973113055" calcext:value-type="float">
            <text:p>0.619158973113055</text:p>
          </table:table-cell>
          <table:table-cell table:formula="of:=MIN([$evaltrain_tfidf_split9_level5.B2];[$evaltrain_tfidf_split8_level5.B2];[$evaltrain_tfidf_split7_level5.B2];[$evaltrain_tfidf_split6_level5.B2];[$evaltrain_tfidf_split5_level5.B2];[$evaltrain_tfidf_split4_level5.B2];[$evaltrain_tfidf_split3_level5.B2];[$evaltrain_tfidf_split2_level5.B2];[$evaltrain_tfidf_split1_level5.B2];[$evaltrain_tfidf_split0_level5.B2])" office:value-type="float" office:value="0.580877781922168" calcext:value-type="float">
            <text:p>0.580877781922168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table:formula="of:=AVERAGE([$evaltrain_tfidf_split9_level5.B3];[$evaltrain_tfidf_split8_level5.B3];[$evaltrain_tfidf_split7_level5.B3];[$evaltrain_tfidf_split6_level5.B3];[$evaltrain_tfidf_split5_level5.B3];[$evaltrain_tfidf_split4_level5.B3];[$evaltrain_tfidf_split3_level5.B3];[$evaltrain_tfidf_split2_level5.B3];[$evaltrain_tfidf_split1_level5.B3];[$evaltrain_tfidf_split0_level5.B3])" office:value-type="float" office:value="0.361322425419744" calcext:value-type="float">
            <text:p>0.361322425419744</text:p>
          </table:table-cell>
          <table:table-cell table:formula="of:=STDEV([$evaltrain_tfidf_split9_level5.B3];[$evaltrain_tfidf_split8_level5.B3];[$evaltrain_tfidf_split7_level5.B3];[$evaltrain_tfidf_split6_level5.B3];[$evaltrain_tfidf_split5_level5.B3];[$evaltrain_tfidf_split4_level5.B3];[$evaltrain_tfidf_split3_level5.B3];[$evaltrain_tfidf_split2_level5.B3];[$evaltrain_tfidf_split1_level5.B3];[$evaltrain_tfidf_split0_level5.B3])" office:value-type="float" office:value="0.00859340812967375" calcext:value-type="float">
            <text:p>0.008593408129674</text:p>
          </table:table-cell>
          <table:table-cell table:formula="of:=MAX([$evaltrain_tfidf_split9_level5.B3];[$evaltrain_tfidf_split8_level5.B3];[$evaltrain_tfidf_split7_level5.B3];[$evaltrain_tfidf_split6_level5.B3];[$evaltrain_tfidf_split5_level5.B3];[$evaltrain_tfidf_split4_level5.B3];[$evaltrain_tfidf_split3_level5.B3];[$evaltrain_tfidf_split2_level5.B3];[$evaltrain_tfidf_split1_level5.B3];[$evaltrain_tfidf_split0_level5.B3])" office:value-type="float" office:value="0.379150200706323" calcext:value-type="float">
            <text:p>0.379150200706323</text:p>
          </table:table-cell>
          <table:table-cell table:formula="of:=MIN([$evaltrain_tfidf_split9_level5.B3];[$evaltrain_tfidf_split8_level5.B3];[$evaltrain_tfidf_split7_level5.B3];[$evaltrain_tfidf_split6_level5.B3];[$evaltrain_tfidf_split5_level5.B3];[$evaltrain_tfidf_split4_level5.B3];[$evaltrain_tfidf_split3_level5.B3];[$evaltrain_tfidf_split2_level5.B3];[$evaltrain_tfidf_split1_level5.B3];[$evaltrain_tfidf_split0_level5.B3])" office:value-type="float" office:value="0.349276760373366" calcext:value-type="float">
            <text:p>0.34927676037336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table:formula="of:=AVERAGE([$evaltrain_tfidf_split9_level5.B4];[$evaltrain_tfidf_split8_level5.B4];[$evaltrain_tfidf_split7_level5.B4];[$evaltrain_tfidf_split6_level5.B4];[$evaltrain_tfidf_split5_level5.B4];[$evaltrain_tfidf_split4_level5.B4];[$evaltrain_tfidf_split3_level5.B4];[$evaltrain_tfidf_split2_level5.B4];[$evaltrain_tfidf_split1_level5.B4];[$evaltrain_tfidf_split0_level5.B4])" office:value-type="float" office:value="0.0585068964713065" calcext:value-type="float">
            <text:p>0.058506896471307</text:p>
          </table:table-cell>
          <table:table-cell table:formula="of:=STDEV([$evaltrain_tfidf_split9_level5.B4];[$evaltrain_tfidf_split8_level5.B4];[$evaltrain_tfidf_split7_level5.B4];[$evaltrain_tfidf_split6_level5.B4];[$evaltrain_tfidf_split5_level5.B4];[$evaltrain_tfidf_split4_level5.B4];[$evaltrain_tfidf_split3_level5.B4];[$evaltrain_tfidf_split2_level5.B4];[$evaltrain_tfidf_split1_level5.B4];[$evaltrain_tfidf_split0_level5.B4])" office:value-type="float" office:value="0.00205741475205426" calcext:value-type="float">
            <text:p>0.002057414752054</text:p>
          </table:table-cell>
          <table:table-cell table:formula="of:=MAX([$evaltrain_tfidf_split9_level5.B4];[$evaltrain_tfidf_split8_level5.B4];[$evaltrain_tfidf_split7_level5.B4];[$evaltrain_tfidf_split6_level5.B4];[$evaltrain_tfidf_split5_level5.B4];[$evaltrain_tfidf_split4_level5.B4];[$evaltrain_tfidf_split3_level5.B4];[$evaltrain_tfidf_split2_level5.B4];[$evaltrain_tfidf_split1_level5.B4];[$evaltrain_tfidf_split0_level5.B4])" office:value-type="float" office:value="0.0610272602147189" calcext:value-type="float">
            <text:p>0.061027260214719</text:p>
          </table:table-cell>
          <table:table-cell table:formula="of:=MIN([$evaltrain_tfidf_split9_level5.B4];[$evaltrain_tfidf_split8_level5.B4];[$evaltrain_tfidf_split7_level5.B4];[$evaltrain_tfidf_split6_level5.B4];[$evaltrain_tfidf_split5_level5.B4];[$evaltrain_tfidf_split4_level5.B4];[$evaltrain_tfidf_split3_level5.B4];[$evaltrain_tfidf_split2_level5.B4];[$evaltrain_tfidf_split1_level5.B4];[$evaltrain_tfidf_split0_level5.B4])" office:value-type="float" office:value="0.0546976312734201" calcext:value-type="float">
            <text:p>0.0546976312734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table:formula="of:=AVERAGE([$evaltrain_tfidf_split9_level5.B5];[$evaltrain_tfidf_split8_level5.B5];[$evaltrain_tfidf_split7_level5.B5];[$evaltrain_tfidf_split6_level5.B5];[$evaltrain_tfidf_split5_level5.B5];[$evaltrain_tfidf_split4_level5.B5];[$evaltrain_tfidf_split3_level5.B5];[$evaltrain_tfidf_split2_level5.B5];[$evaltrain_tfidf_split1_level5.B5];[$evaltrain_tfidf_split0_level5.B5])" office:value-type="float" office:value="0.0732050906836706" calcext:value-type="float">
            <text:p>0.073205090683671</text:p>
          </table:table-cell>
          <table:table-cell table:formula="of:=STDEV([$evaltrain_tfidf_split9_level5.B5];[$evaltrain_tfidf_split8_level5.B5];[$evaltrain_tfidf_split7_level5.B5];[$evaltrain_tfidf_split6_level5.B5];[$evaltrain_tfidf_split5_level5.B5];[$evaltrain_tfidf_split4_level5.B5];[$evaltrain_tfidf_split3_level5.B5];[$evaltrain_tfidf_split2_level5.B5];[$evaltrain_tfidf_split1_level5.B5];[$evaltrain_tfidf_split0_level5.B5])" office:value-type="float" office:value="0.0020862710011896" calcext:value-type="float">
            <text:p>0.00208627100119</text:p>
          </table:table-cell>
          <table:table-cell table:formula="of:=MAX([$evaltrain_tfidf_split9_level5.B5];[$evaltrain_tfidf_split8_level5.B5];[$evaltrain_tfidf_split7_level5.B5];[$evaltrain_tfidf_split6_level5.B5];[$evaltrain_tfidf_split5_level5.B5];[$evaltrain_tfidf_split4_level5.B5];[$evaltrain_tfidf_split3_level5.B5];[$evaltrain_tfidf_split2_level5.B5];[$evaltrain_tfidf_split1_level5.B5];[$evaltrain_tfidf_split0_level5.B5])" office:value-type="float" office:value="0.0763521144792945" calcext:value-type="float">
            <text:p>0.076352114479295</text:p>
          </table:table-cell>
          <table:table-cell table:formula="of:=MIN([$evaltrain_tfidf_split9_level5.B5];[$evaltrain_tfidf_split8_level5.B5];[$evaltrain_tfidf_split7_level5.B5];[$evaltrain_tfidf_split6_level5.B5];[$evaltrain_tfidf_split5_level5.B5];[$evaltrain_tfidf_split4_level5.B5];[$evaltrain_tfidf_split3_level5.B5];[$evaltrain_tfidf_split2_level5.B5];[$evaltrain_tfidf_split1_level5.B5];[$evaltrain_tfidf_split0_level5.B5])" office:value-type="float" office:value="0.06968510705439" calcext:value-type="float">
            <text:p>0.0696851070543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table:formula="of:=AVERAGE([$evaltrain_tfidf_split9_level5.B6];[$evaltrain_tfidf_split8_level5.B6];[$evaltrain_tfidf_split7_level5.B6];[$evaltrain_tfidf_split6_level5.B6];[$evaltrain_tfidf_split5_level5.B6];[$evaltrain_tfidf_split4_level5.B6];[$evaltrain_tfidf_split3_level5.B6];[$evaltrain_tfidf_split2_level5.B6];[$evaltrain_tfidf_split1_level5.B6];[$evaltrain_tfidf_split0_level5.B6])" office:value-type="float" office:value="0.0611169656871945" calcext:value-type="float">
            <text:p>0.061116965687195</text:p>
          </table:table-cell>
          <table:table-cell table:formula="of:=STDEV([$evaltrain_tfidf_split9_level5.B6];[$evaltrain_tfidf_split8_level5.B6];[$evaltrain_tfidf_split7_level5.B6];[$evaltrain_tfidf_split6_level5.B6];[$evaltrain_tfidf_split5_level5.B6];[$evaltrain_tfidf_split4_level5.B6];[$evaltrain_tfidf_split3_level5.B6];[$evaltrain_tfidf_split2_level5.B6];[$evaltrain_tfidf_split1_level5.B6];[$evaltrain_tfidf_split0_level5.B6])" office:value-type="float" office:value="0.00225053513417381" calcext:value-type="float">
            <text:p>0.002250535134174</text:p>
          </table:table-cell>
          <table:table-cell table:formula="of:=MAX([$evaltrain_tfidf_split9_level5.B6];[$evaltrain_tfidf_split8_level5.B6];[$evaltrain_tfidf_split7_level5.B6];[$evaltrain_tfidf_split6_level5.B6];[$evaltrain_tfidf_split5_level5.B6];[$evaltrain_tfidf_split4_level5.B6];[$evaltrain_tfidf_split3_level5.B6];[$evaltrain_tfidf_split2_level5.B6];[$evaltrain_tfidf_split1_level5.B6];[$evaltrain_tfidf_split0_level5.B6])" office:value-type="float" office:value="0.063774221606232" calcext:value-type="float">
            <text:p>0.063774221606232</text:p>
          </table:table-cell>
          <table:table-cell table:formula="of:=MIN([$evaltrain_tfidf_split9_level5.B6];[$evaltrain_tfidf_split8_level5.B6];[$evaltrain_tfidf_split7_level5.B6];[$evaltrain_tfidf_split6_level5.B6];[$evaltrain_tfidf_split5_level5.B6];[$evaltrain_tfidf_split4_level5.B6];[$evaltrain_tfidf_split3_level5.B6];[$evaltrain_tfidf_split2_level5.B6];[$evaltrain_tfidf_split1_level5.B6];[$evaltrain_tfidf_split0_level5.B6])" office:value-type="float" office:value="0.0567427585523824" calcext:value-type="float">
            <text:p>0.056742758552383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table:formula="of:=AVERAGE([$evaltrain_tfidf_split9_level5.B7];[$evaltrain_tfidf_split8_level5.B7];[$evaltrain_tfidf_split7_level5.B7];[$evaltrain_tfidf_split6_level5.B7];[$evaltrain_tfidf_split5_level5.B7];[$evaltrain_tfidf_split4_level5.B7];[$evaltrain_tfidf_split3_level5.B7];[$evaltrain_tfidf_split2_level5.B7];[$evaltrain_tfidf_split1_level5.B7];[$evaltrain_tfidf_split0_level5.B7])" office:value-type="float" office:value="0.301417407643524" calcext:value-type="float">
            <text:p>0.301417407643524</text:p>
          </table:table-cell>
          <table:table-cell table:formula="of:=STDEV([$evaltrain_tfidf_split9_level5.B7];[$evaltrain_tfidf_split8_level5.B7];[$evaltrain_tfidf_split7_level5.B7];[$evaltrain_tfidf_split6_level5.B7];[$evaltrain_tfidf_split5_level5.B7];[$evaltrain_tfidf_split4_level5.B7];[$evaltrain_tfidf_split3_level5.B7];[$evaltrain_tfidf_split2_level5.B7];[$evaltrain_tfidf_split1_level5.B7];[$evaltrain_tfidf_split0_level5.B7])" office:value-type="float" office:value="0.00734833232040003" calcext:value-type="float">
            <text:p>0.0073483323204</text:p>
          </table:table-cell>
          <table:table-cell table:formula="of:=MAX([$evaltrain_tfidf_split9_level5.B7];[$evaltrain_tfidf_split8_level5.B7];[$evaltrain_tfidf_split7_level5.B7];[$evaltrain_tfidf_split6_level5.B7];[$evaltrain_tfidf_split5_level5.B7];[$evaltrain_tfidf_split4_level5.B7];[$evaltrain_tfidf_split3_level5.B7];[$evaltrain_tfidf_split2_level5.B7];[$evaltrain_tfidf_split1_level5.B7];[$evaltrain_tfidf_split0_level5.B7])" office:value-type="float" office:value="0.313553607552259" calcext:value-type="float">
            <text:p>0.313553607552259</text:p>
          </table:table-cell>
          <table:table-cell table:formula="of:=MIN([$evaltrain_tfidf_split9_level5.B7];[$evaltrain_tfidf_split8_level5.B7];[$evaltrain_tfidf_split7_level5.B7];[$evaltrain_tfidf_split6_level5.B7];[$evaltrain_tfidf_split5_level5.B7];[$evaltrain_tfidf_split4_level5.B7];[$evaltrain_tfidf_split3_level5.B7];[$evaltrain_tfidf_split2_level5.B7];[$evaltrain_tfidf_split1_level5.B7];[$evaltrain_tfidf_split0_level5.B7])" office:value-type="float" office:value="0.293351610692255" calcext:value-type="float">
            <text:p>0.29335161069225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table:formula="of:=AVERAGE([$evaltrain_tfidf_split9_level5.B8];[$evaltrain_tfidf_split8_level5.B8];[$evaltrain_tfidf_split7_level5.B8];[$evaltrain_tfidf_split6_level5.B8];[$evaltrain_tfidf_split5_level5.B8];[$evaltrain_tfidf_split4_level5.B8];[$evaltrain_tfidf_split3_level5.B8];[$evaltrain_tfidf_split2_level5.B8];[$evaltrain_tfidf_split1_level5.B8];[$evaltrain_tfidf_split0_level5.B8])" office:value-type="float" office:value="0.73938112364733" calcext:value-type="float">
            <text:p>0.73938112364733</text:p>
          </table:table-cell>
          <table:table-cell table:formula="of:=STDEV([$evaltrain_tfidf_split9_level5.B8];[$evaltrain_tfidf_split8_level5.B8];[$evaltrain_tfidf_split7_level5.B8];[$evaltrain_tfidf_split6_level5.B8];[$evaltrain_tfidf_split5_level5.B8];[$evaltrain_tfidf_split4_level5.B8];[$evaltrain_tfidf_split3_level5.B8];[$evaltrain_tfidf_split2_level5.B8];[$evaltrain_tfidf_split1_level5.B8];[$evaltrain_tfidf_split0_level5.B8])" office:value-type="float" office:value="0.0108787777784438" calcext:value-type="float">
            <text:p>0.010878777778444</text:p>
          </table:table-cell>
          <table:table-cell table:formula="of:=MAX([$evaltrain_tfidf_split9_level5.B8];[$evaltrain_tfidf_split8_level5.B8];[$evaltrain_tfidf_split7_level5.B8];[$evaltrain_tfidf_split6_level5.B8];[$evaltrain_tfidf_split5_level5.B8];[$evaltrain_tfidf_split4_level5.B8];[$evaltrain_tfidf_split3_level5.B8];[$evaltrain_tfidf_split2_level5.B8];[$evaltrain_tfidf_split1_level5.B8];[$evaltrain_tfidf_split0_level5.B8])" office:value-type="float" office:value="0.753768844221106" calcext:value-type="float">
            <text:p>0.753768844221106</text:p>
          </table:table-cell>
          <table:table-cell table:formula="of:=MIN([$evaltrain_tfidf_split9_level5.B8];[$evaltrain_tfidf_split8_level5.B8];[$evaltrain_tfidf_split7_level5.B8];[$evaltrain_tfidf_split6_level5.B8];[$evaltrain_tfidf_split5_level5.B8];[$evaltrain_tfidf_split4_level5.B8];[$evaltrain_tfidf_split3_level5.B8];[$evaltrain_tfidf_split2_level5.B8];[$evaltrain_tfidf_split1_level5.B8];[$evaltrain_tfidf_split0_level5.B8])" office:value-type="float" office:value="0.722972972972973" calcext:value-type="float">
            <text:p>0.72297297297297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table:formula="of:=AVERAGE([$evaltrain_tfidf_split9_level5.B9];[$evaltrain_tfidf_split8_level5.B9];[$evaltrain_tfidf_split7_level5.B9];[$evaltrain_tfidf_split6_level5.B9];[$evaltrain_tfidf_split5_level5.B9];[$evaltrain_tfidf_split4_level5.B9];[$evaltrain_tfidf_split3_level5.B9];[$evaltrain_tfidf_split2_level5.B9];[$evaltrain_tfidf_split1_level5.B9];[$evaltrain_tfidf_split0_level5.B9])" office:value-type="float" office:value="0.428213189160316" calcext:value-type="float">
            <text:p>0.428213189160316</text:p>
          </table:table-cell>
          <table:table-cell table:formula="of:=STDEV([$evaltrain_tfidf_split9_level5.B9];[$evaltrain_tfidf_split8_level5.B9];[$evaltrain_tfidf_split7_level5.B9];[$evaltrain_tfidf_split6_level5.B9];[$evaltrain_tfidf_split5_level5.B9];[$evaltrain_tfidf_split4_level5.B9];[$evaltrain_tfidf_split3_level5.B9];[$evaltrain_tfidf_split2_level5.B9];[$evaltrain_tfidf_split1_level5.B9];[$evaltrain_tfidf_split0_level5.B9])" office:value-type="float" office:value="0.00835781948768407" calcext:value-type="float">
            <text:p>0.008357819487684</text:p>
          </table:table-cell>
          <table:table-cell table:formula="of:=MAX([$evaltrain_tfidf_split9_level5.B9];[$evaltrain_tfidf_split8_level5.B9];[$evaltrain_tfidf_split7_level5.B9];[$evaltrain_tfidf_split6_level5.B9];[$evaltrain_tfidf_split5_level5.B9];[$evaltrain_tfidf_split4_level5.B9];[$evaltrain_tfidf_split3_level5.B9];[$evaltrain_tfidf_split2_level5.B9];[$evaltrain_tfidf_split1_level5.B9];[$evaltrain_tfidf_split0_level5.B9])" office:value-type="float" office:value="0.442857142857143" calcext:value-type="float">
            <text:p>0.442857142857143</text:p>
          </table:table-cell>
          <table:table-cell table:formula="of:=MIN([$evaltrain_tfidf_split9_level5.B9];[$evaltrain_tfidf_split8_level5.B9];[$evaltrain_tfidf_split7_level5.B9];[$evaltrain_tfidf_split6_level5.B9];[$evaltrain_tfidf_split5_level5.B9];[$evaltrain_tfidf_split4_level5.B9];[$evaltrain_tfidf_split3_level5.B9];[$evaltrain_tfidf_split2_level5.B9];[$evaltrain_tfidf_split1_level5.B9];[$evaltrain_tfidf_split0_level5.B9])" office:value-type="float" office:value="0.417357386640663" calcext:value-type="float">
            <text:p>0.41735738664066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table:formula="of:=AVERAGE([$evaltrain_tfidf_split9_level5.B10];[$evaltrain_tfidf_split8_level5.B10];[$evaltrain_tfidf_split7_level5.B10];[$evaltrain_tfidf_split6_level5.B10];[$evaltrain_tfidf_split5_level5.B10];[$evaltrain_tfidf_split4_level5.B10];[$evaltrain_tfidf_split3_level5.B10];[$evaltrain_tfidf_split2_level5.B10];[$evaltrain_tfidf_split1_level5.B10];[$evaltrain_tfidf_split0_level5.B10])" office:value-type="float" office:value="0.87137226516874" calcext:value-type="float">
            <text:p>0.87137226516874</text:p>
          </table:table-cell>
          <table:table-cell table:formula="of:=STDEV([$evaltrain_tfidf_split9_level5.B10];[$evaltrain_tfidf_split8_level5.B10];[$evaltrain_tfidf_split7_level5.B10];[$evaltrain_tfidf_split6_level5.B10];[$evaltrain_tfidf_split5_level5.B10];[$evaltrain_tfidf_split4_level5.B10];[$evaltrain_tfidf_split3_level5.B10];[$evaltrain_tfidf_split2_level5.B10];[$evaltrain_tfidf_split1_level5.B10];[$evaltrain_tfidf_split0_level5.B10])" office:value-type="float" office:value="0.00867347248965857" calcext:value-type="float">
            <text:p>0.008673472489659</text:p>
          </table:table-cell>
          <table:table-cell table:formula="of:=MAX([$evaltrain_tfidf_split9_level5.B10];[$evaltrain_tfidf_split8_level5.B10];[$evaltrain_tfidf_split7_level5.B10];[$evaltrain_tfidf_split6_level5.B10];[$evaltrain_tfidf_split5_level5.B10];[$evaltrain_tfidf_split4_level5.B10];[$evaltrain_tfidf_split3_level5.B10];[$evaltrain_tfidf_split2_level5.B10];[$evaltrain_tfidf_split1_level5.B10];[$evaltrain_tfidf_split0_level5.B10])" office:value-type="float" office:value="0.883711889251097" calcext:value-type="float">
            <text:p>0.883711889251097</text:p>
          </table:table-cell>
          <table:table-cell table:formula="of:=MIN([$evaltrain_tfidf_split9_level5.B10];[$evaltrain_tfidf_split8_level5.B10];[$evaltrain_tfidf_split7_level5.B10];[$evaltrain_tfidf_split6_level5.B10];[$evaltrain_tfidf_split5_level5.B10];[$evaltrain_tfidf_split4_level5.B10];[$evaltrain_tfidf_split3_level5.B10];[$evaltrain_tfidf_split2_level5.B10];[$evaltrain_tfidf_split1_level5.B10];[$evaltrain_tfidf_split0_level5.B10])" office:value-type="float" office:value="0.857527541855267" calcext:value-type="float">
            <text:p>0.857527541855267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table:formula="of:=AVERAGE([$evaltrain_tfidf_split9_level5.B11];[$evaltrain_tfidf_split8_level5.B11];[$evaltrain_tfidf_split7_level5.B11];[$evaltrain_tfidf_split6_level5.B11];[$evaltrain_tfidf_split5_level5.B11];[$evaltrain_tfidf_split4_level5.B11];[$evaltrain_tfidf_split3_level5.B11];[$evaltrain_tfidf_split2_level5.B11];[$evaltrain_tfidf_split1_level5.B11];[$evaltrain_tfidf_split0_level5.B11])" office:value-type="float" office:value="0.883781625220947" calcext:value-type="float">
            <text:p>0.883781625220947</text:p>
          </table:table-cell>
          <table:table-cell table:formula="of:=STDEV([$evaltrain_tfidf_split9_level5.B11];[$evaltrain_tfidf_split8_level5.B11];[$evaltrain_tfidf_split7_level5.B11];[$evaltrain_tfidf_split6_level5.B11];[$evaltrain_tfidf_split5_level5.B11];[$evaltrain_tfidf_split4_level5.B11];[$evaltrain_tfidf_split3_level5.B11];[$evaltrain_tfidf_split2_level5.B11];[$evaltrain_tfidf_split1_level5.B11];[$evaltrain_tfidf_split0_level5.B11])" office:value-type="float" office:value="0.00867064903427983" calcext:value-type="float">
            <text:p>0.00867064903428</text:p>
          </table:table-cell>
          <table:table-cell table:formula="of:=MAX([$evaltrain_tfidf_split9_level5.B11];[$evaltrain_tfidf_split8_level5.B11];[$evaltrain_tfidf_split7_level5.B11];[$evaltrain_tfidf_split6_level5.B11];[$evaltrain_tfidf_split5_level5.B11];[$evaltrain_tfidf_split4_level5.B11];[$evaltrain_tfidf_split3_level5.B11];[$evaltrain_tfidf_split2_level5.B11];[$evaltrain_tfidf_split1_level5.B11];[$evaltrain_tfidf_split0_level5.B11])" office:value-type="float" office:value="0.895658117821681" calcext:value-type="float">
            <text:p>0.895658117821681</text:p>
          </table:table-cell>
          <table:table-cell table:formula="of:=MIN([$evaltrain_tfidf_split9_level5.B11];[$evaltrain_tfidf_split8_level5.B11];[$evaltrain_tfidf_split7_level5.B11];[$evaltrain_tfidf_split6_level5.B11];[$evaltrain_tfidf_split5_level5.B11];[$evaltrain_tfidf_split4_level5.B11];[$evaltrain_tfidf_split3_level5.B11];[$evaltrain_tfidf_split2_level5.B11];[$evaltrain_tfidf_split1_level5.B11];[$evaltrain_tfidf_split0_level5.B11])" office:value-type="float" office:value="0.869189085683383" calcext:value-type="float">
            <text:p>0.869189085683383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table:formula="of:=AVERAGE([$evaltrain_tfidf_split9_level5.B12];[$evaltrain_tfidf_split8_level5.B12];[$evaltrain_tfidf_split7_level5.B12];[$evaltrain_tfidf_split6_level5.B12];[$evaltrain_tfidf_split5_level5.B12];[$evaltrain_tfidf_split4_level5.B12];[$evaltrain_tfidf_split3_level5.B12];[$evaltrain_tfidf_split2_level5.B12];[$evaltrain_tfidf_split1_level5.B12];[$evaltrain_tfidf_split0_level5.B12])" office:value-type="float" office:value="0.87137226516874" calcext:value-type="float">
            <text:p>0.87137226516874</text:p>
          </table:table-cell>
          <table:table-cell table:formula="of:=STDEV([$evaltrain_tfidf_split9_level5.B12];[$evaltrain_tfidf_split8_level5.B12];[$evaltrain_tfidf_split7_level5.B12];[$evaltrain_tfidf_split6_level5.B12];[$evaltrain_tfidf_split5_level5.B12];[$evaltrain_tfidf_split4_level5.B12];[$evaltrain_tfidf_split3_level5.B12];[$evaltrain_tfidf_split2_level5.B12];[$evaltrain_tfidf_split1_level5.B12];[$evaltrain_tfidf_split0_level5.B12])" office:value-type="float" office:value="0.00867347248965857" calcext:value-type="float">
            <text:p>0.008673472489659</text:p>
          </table:table-cell>
          <table:table-cell table:formula="of:=MAX([$evaltrain_tfidf_split9_level5.B12];[$evaltrain_tfidf_split8_level5.B12];[$evaltrain_tfidf_split7_level5.B12];[$evaltrain_tfidf_split6_level5.B12];[$evaltrain_tfidf_split5_level5.B12];[$evaltrain_tfidf_split4_level5.B12];[$evaltrain_tfidf_split3_level5.B12];[$evaltrain_tfidf_split2_level5.B12];[$evaltrain_tfidf_split1_level5.B12];[$evaltrain_tfidf_split0_level5.B12])" office:value-type="float" office:value="0.883711889251097" calcext:value-type="float">
            <text:p>0.883711889251097</text:p>
          </table:table-cell>
          <table:table-cell table:formula="of:=MIN([$evaltrain_tfidf_split9_level5.B12];[$evaltrain_tfidf_split8_level5.B12];[$evaltrain_tfidf_split7_level5.B12];[$evaltrain_tfidf_split6_level5.B12];[$evaltrain_tfidf_split5_level5.B12];[$evaltrain_tfidf_split4_level5.B12];[$evaltrain_tfidf_split3_level5.B12];[$evaltrain_tfidf_split2_level5.B12];[$evaltrain_tfidf_split1_level5.B12];[$evaltrain_tfidf_split0_level5.B12])" office:value-type="float" office:value="0.857527541855267" calcext:value-type="float">
            <text:p>0.857527541855267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table:formula="of:=AVERAGE([$evaltrain_tfidf_split9_level5.B13];[$evaltrain_tfidf_split8_level5.B13];[$evaltrain_tfidf_split7_level5.B13];[$evaltrain_tfidf_split6_level5.B13];[$evaltrain_tfidf_split5_level5.B13];[$evaltrain_tfidf_split4_level5.B13];[$evaltrain_tfidf_split3_level5.B13];[$evaltrain_tfidf_split2_level5.B13];[$evaltrain_tfidf_split1_level5.B13];[$evaltrain_tfidf_split0_level5.B13])" office:value-type="float" office:value="0.612213391722593" calcext:value-type="float">
            <text:p>0.612213391722593</text:p>
          </table:table-cell>
          <table:table-cell table:formula="of:=STDEV([$evaltrain_tfidf_split9_level5.B13];[$evaltrain_tfidf_split8_level5.B13];[$evaltrain_tfidf_split7_level5.B13];[$evaltrain_tfidf_split6_level5.B13];[$evaltrain_tfidf_split5_level5.B13];[$evaltrain_tfidf_split4_level5.B13];[$evaltrain_tfidf_split3_level5.B13];[$evaltrain_tfidf_split2_level5.B13];[$evaltrain_tfidf_split1_level5.B13];[$evaltrain_tfidf_split0_level5.B13])" office:value-type="float" office:value="0.0123928971651944" calcext:value-type="float">
            <text:p>0.012392897165194</text:p>
          </table:table-cell>
          <table:table-cell table:formula="of:=MAX([$evaltrain_tfidf_split9_level5.B13];[$evaltrain_tfidf_split8_level5.B13];[$evaltrain_tfidf_split7_level5.B13];[$evaltrain_tfidf_split6_level5.B13];[$evaltrain_tfidf_split5_level5.B13];[$evaltrain_tfidf_split4_level5.B13];[$evaltrain_tfidf_split3_level5.B13];[$evaltrain_tfidf_split2_level5.B13];[$evaltrain_tfidf_split1_level5.B13];[$evaltrain_tfidf_split0_level5.B13])" office:value-type="float" office:value="0.63265306122449" calcext:value-type="float">
            <text:p>0.63265306122449</text:p>
          </table:table-cell>
          <table:table-cell table:formula="of:=MIN([$evaltrain_tfidf_split9_level5.B13];[$evaltrain_tfidf_split8_level5.B13];[$evaltrain_tfidf_split7_level5.B13];[$evaltrain_tfidf_split6_level5.B13];[$evaltrain_tfidf_split5_level5.B13];[$evaltrain_tfidf_split4_level5.B13];[$evaltrain_tfidf_split3_level5.B13];[$evaltrain_tfidf_split2_level5.B13];[$evaltrain_tfidf_split1_level5.B13];[$evaltrain_tfidf_split0_level5.B13])" office:value-type="float" office:value="0.592689295039164" calcext:value-type="float">
            <text:p>0.592689295039164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table:formula="of:=AVERAGE([$evaltrain_tfidf_split9_level5.B14];[$evaltrain_tfidf_split8_level5.B14];[$evaltrain_tfidf_split7_level5.B14];[$evaltrain_tfidf_split6_level5.B14];[$evaltrain_tfidf_split5_level5.B14];[$evaltrain_tfidf_split4_level5.B14];[$evaltrain_tfidf_split3_level5.B14];[$evaltrain_tfidf_split2_level5.B14];[$evaltrain_tfidf_split1_level5.B14];[$evaltrain_tfidf_split0_level5.B14])" office:value-type="float" office:value="0.362577924921017" calcext:value-type="float">
            <text:p>0.362577924921017</text:p>
          </table:table-cell>
          <table:table-cell table:formula="of:=STDEV([$evaltrain_tfidf_split9_level5.B14];[$evaltrain_tfidf_split8_level5.B14];[$evaltrain_tfidf_split7_level5.B14];[$evaltrain_tfidf_split6_level5.B14];[$evaltrain_tfidf_split5_level5.B14];[$evaltrain_tfidf_split4_level5.B14];[$evaltrain_tfidf_split3_level5.B14];[$evaltrain_tfidf_split2_level5.B14];[$evaltrain_tfidf_split1_level5.B14];[$evaltrain_tfidf_split0_level5.B14])" office:value-type="float" office:value="0.00888558382197568" calcext:value-type="float">
            <text:p>0.008885583821976</text:p>
          </table:table-cell>
          <table:table-cell table:formula="of:=MAX([$evaltrain_tfidf_split9_level5.B14];[$evaltrain_tfidf_split8_level5.B14];[$evaltrain_tfidf_split7_level5.B14];[$evaltrain_tfidf_split6_level5.B14];[$evaltrain_tfidf_split5_level5.B14];[$evaltrain_tfidf_split4_level5.B14];[$evaltrain_tfidf_split3_level5.B14];[$evaltrain_tfidf_split2_level5.B14];[$evaltrain_tfidf_split1_level5.B14];[$evaltrain_tfidf_split0_level5.B14])" office:value-type="float" office:value="0.378826530612245" calcext:value-type="float">
            <text:p>0.378826530612245</text:p>
          </table:table-cell>
          <table:table-cell table:formula="of:=MIN([$evaltrain_tfidf_split9_level5.B14];[$evaltrain_tfidf_split8_level5.B14];[$evaltrain_tfidf_split7_level5.B14];[$evaltrain_tfidf_split6_level5.B14];[$evaltrain_tfidf_split5_level5.B14];[$evaltrain_tfidf_split4_level5.B14];[$evaltrain_tfidf_split3_level5.B14];[$evaltrain_tfidf_split2_level5.B14];[$evaltrain_tfidf_split1_level5.B14];[$evaltrain_tfidf_split0_level5.B14])" office:value-type="float" office:value="0.348128807658834" calcext:value-type="float">
            <text:p>0.348128807658834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table:formula="of:=AVERAGE([$evaltrain_tfidf_split9_level5.B15];[$evaltrain_tfidf_split8_level5.B15];[$evaltrain_tfidf_split7_level5.B15];[$evaltrain_tfidf_split6_level5.B15];[$evaltrain_tfidf_split5_level5.B15];[$evaltrain_tfidf_split4_level5.B15];[$evaltrain_tfidf_split3_level5.B15];[$evaltrain_tfidf_split2_level5.B15];[$evaltrain_tfidf_split1_level5.B15];[$evaltrain_tfidf_split0_level5.B15])" office:value-type="float" office:value="0.308008609193877" calcext:value-type="float">
            <text:p>0.308008609193877</text:p>
          </table:table-cell>
          <table:table-cell table:formula="of:=STDEV([$evaltrain_tfidf_split9_level5.B15];[$evaltrain_tfidf_split8_level5.B15];[$evaltrain_tfidf_split7_level5.B15];[$evaltrain_tfidf_split6_level5.B15];[$evaltrain_tfidf_split5_level5.B15];[$evaltrain_tfidf_split4_level5.B15];[$evaltrain_tfidf_split3_level5.B15];[$evaltrain_tfidf_split2_level5.B15];[$evaltrain_tfidf_split1_level5.B15];[$evaltrain_tfidf_split0_level5.B15])" office:value-type="float" office:value="0.00821598812325817" calcext:value-type="float">
            <text:p>0.008215988123258</text:p>
          </table:table-cell>
          <table:table-cell table:formula="of:=MAX([$evaltrain_tfidf_split9_level5.B15];[$evaltrain_tfidf_split8_level5.B15];[$evaltrain_tfidf_split7_level5.B15];[$evaltrain_tfidf_split6_level5.B15];[$evaltrain_tfidf_split5_level5.B15];[$evaltrain_tfidf_split4_level5.B15];[$evaltrain_tfidf_split3_level5.B15];[$evaltrain_tfidf_split2_level5.B15];[$evaltrain_tfidf_split1_level5.B15];[$evaltrain_tfidf_split0_level5.B15])" office:value-type="float" office:value="0.324192176870748" calcext:value-type="float">
            <text:p>0.324192176870748</text:p>
          </table:table-cell>
          <table:table-cell table:formula="of:=MIN([$evaltrain_tfidf_split9_level5.B15];[$evaltrain_tfidf_split8_level5.B15];[$evaltrain_tfidf_split7_level5.B15];[$evaltrain_tfidf_split6_level5.B15];[$evaltrain_tfidf_split5_level5.B15];[$evaltrain_tfidf_split4_level5.B15];[$evaltrain_tfidf_split3_level5.B15];[$evaltrain_tfidf_split2_level5.B15];[$evaltrain_tfidf_split1_level5.B15];[$evaltrain_tfidf_split0_level5.B15])" office:value-type="float" office:value="0.298681972789116" calcext:value-type="float">
            <text:p>0.298681972789116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table:formula="of:=AVERAGE([$evaltrain_tfidf_split9_level5.B16];[$evaltrain_tfidf_split8_level5.B16];[$evaltrain_tfidf_split7_level5.B16];[$evaltrain_tfidf_split6_level5.B16];[$evaltrain_tfidf_split5_level5.B16];[$evaltrain_tfidf_split4_level5.B16];[$evaltrain_tfidf_split3_level5.B16];[$evaltrain_tfidf_split2_level5.B16];[$evaltrain_tfidf_split1_level5.B16];[$evaltrain_tfidf_split0_level5.B16])" office:value-type="float" office:value="0.854280367854966" calcext:value-type="float">
            <text:p>0.854280367854966</text:p>
          </table:table-cell>
          <table:table-cell table:formula="of:=STDEV([$evaltrain_tfidf_split9_level5.B16];[$evaltrain_tfidf_split8_level5.B16];[$evaltrain_tfidf_split7_level5.B16];[$evaltrain_tfidf_split6_level5.B16];[$evaltrain_tfidf_split5_level5.B16];[$evaltrain_tfidf_split4_level5.B16];[$evaltrain_tfidf_split3_level5.B16];[$evaltrain_tfidf_split2_level5.B16];[$evaltrain_tfidf_split1_level5.B16];[$evaltrain_tfidf_split0_level5.B16])" office:value-type="float" office:value="0.009137692421167" calcext:value-type="float">
            <text:p>0.009137692421167</text:p>
          </table:table-cell>
          <table:table-cell table:formula="of:=MAX([$evaltrain_tfidf_split9_level5.B16];[$evaltrain_tfidf_split8_level5.B16];[$evaltrain_tfidf_split7_level5.B16];[$evaltrain_tfidf_split6_level5.B16];[$evaltrain_tfidf_split5_level5.B16];[$evaltrain_tfidf_split4_level5.B16];[$evaltrain_tfidf_split3_level5.B16];[$evaltrain_tfidf_split2_level5.B16];[$evaltrain_tfidf_split1_level5.B16];[$evaltrain_tfidf_split0_level5.B16])" office:value-type="float" office:value="0.868378187098022" calcext:value-type="float">
            <text:p>0.868378187098022</text:p>
          </table:table-cell>
          <table:table-cell table:formula="of:=MIN([$evaltrain_tfidf_split9_level5.B16];[$evaltrain_tfidf_split8_level5.B16];[$evaltrain_tfidf_split7_level5.B16];[$evaltrain_tfidf_split6_level5.B16];[$evaltrain_tfidf_split5_level5.B16];[$evaltrain_tfidf_split4_level5.B16];[$evaltrain_tfidf_split3_level5.B16];[$evaltrain_tfidf_split2_level5.B16];[$evaltrain_tfidf_split1_level5.B16];[$evaltrain_tfidf_split0_level5.B16])" office:value-type="float" office:value="0.839832866591706" calcext:value-type="float">
            <text:p>0.83983286659170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table:formula="of:=AVERAGE([$evaltrain_tfidf_split9_level5.B17];[$evaltrain_tfidf_split8_level5.B17];[$evaltrain_tfidf_split7_level5.B17];[$evaltrain_tfidf_split6_level5.B17];[$evaltrain_tfidf_split5_level5.B17];[$evaltrain_tfidf_split4_level5.B17];[$evaltrain_tfidf_split3_level5.B17];[$evaltrain_tfidf_split2_level5.B17];[$evaltrain_tfidf_split1_level5.B17];[$evaltrain_tfidf_split0_level5.B17])" office:value-type="float" office:value="441.2" calcext:value-type="float">
            <text:p>441.2</text:p>
          </table:table-cell>
          <table:table-cell table:formula="of:=STDEV([$evaltrain_tfidf_split9_level5.B17];[$evaltrain_tfidf_split8_level5.B17];[$evaltrain_tfidf_split7_level5.B17];[$evaltrain_tfidf_split6_level5.B17];[$evaltrain_tfidf_split5_level5.B17];[$evaltrain_tfidf_split4_level5.B17];[$evaltrain_tfidf_split3_level5.B17];[$evaltrain_tfidf_split2_level5.B17];[$evaltrain_tfidf_split1_level5.B17];[$evaltrain_tfidf_split0_level5.B17])" office:value-type="float" office:value="13.6772316887105" calcext:value-type="float">
            <text:p>13.6772316887105</text:p>
          </table:table-cell>
          <table:table-cell table:formula="of:=MAX([$evaltrain_tfidf_split9_level5.B17];[$evaltrain_tfidf_split8_level5.B17];[$evaltrain_tfidf_split7_level5.B17];[$evaltrain_tfidf_split6_level5.B17];[$evaltrain_tfidf_split5_level5.B17];[$evaltrain_tfidf_split4_level5.B17];[$evaltrain_tfidf_split3_level5.B17];[$evaltrain_tfidf_split2_level5.B17];[$evaltrain_tfidf_split1_level5.B17];[$evaltrain_tfidf_split0_level5.B17])" office:value-type="float" office:value="465" calcext:value-type="float">
            <text:p>465</text:p>
          </table:table-cell>
          <table:table-cell table:formula="of:=MIN([$evaltrain_tfidf_split9_level5.B17];[$evaltrain_tfidf_split8_level5.B17];[$evaltrain_tfidf_split7_level5.B17];[$evaltrain_tfidf_split6_level5.B17];[$evaltrain_tfidf_split5_level5.B17];[$evaltrain_tfidf_split4_level5.B17];[$evaltrain_tfidf_split3_level5.B17];[$evaltrain_tfidf_split2_level5.B17];[$evaltrain_tfidf_split1_level5.B17];[$evaltrain_tfidf_split0_level5.B17])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table:formula="of:=AVERAGE([$evaltrain_tfidf_split9_level5.B18];[$evaltrain_tfidf_split8_level5.B18];[$evaltrain_tfidf_split7_level5.B18];[$evaltrain_tfidf_split6_level5.B18];[$evaltrain_tfidf_split5_level5.B18];[$evaltrain_tfidf_split4_level5.B18];[$evaltrain_tfidf_split3_level5.B18];[$evaltrain_tfidf_split2_level5.B18];[$evaltrain_tfidf_split1_level5.B18];[$evaltrain_tfidf_split0_level5.B18])" office:value-type="float" office:value="1022.6" calcext:value-type="float">
            <text:p>1022.6</text:p>
          </table:table-cell>
          <table:table-cell table:formula="of:=STDEV([$evaltrain_tfidf_split9_level5.B18];[$evaltrain_tfidf_split8_level5.B18];[$evaltrain_tfidf_split7_level5.B18];[$evaltrain_tfidf_split6_level5.B18];[$evaltrain_tfidf_split5_level5.B18];[$evaltrain_tfidf_split4_level5.B18];[$evaltrain_tfidf_split3_level5.B18];[$evaltrain_tfidf_split2_level5.B18];[$evaltrain_tfidf_split1_level5.B18];[$evaltrain_tfidf_split0_level5.B18])" office:value-type="float" office:value="24.7619780218696" calcext:value-type="float">
            <text:p>24.7619780218696</text:p>
          </table:table-cell>
          <table:table-cell table:formula="of:=MAX([$evaltrain_tfidf_split9_level5.B18];[$evaltrain_tfidf_split8_level5.B18];[$evaltrain_tfidf_split7_level5.B18];[$evaltrain_tfidf_split6_level5.B18];[$evaltrain_tfidf_split5_level5.B18];[$evaltrain_tfidf_split4_level5.B18];[$evaltrain_tfidf_split3_level5.B18];[$evaltrain_tfidf_split2_level5.B18];[$evaltrain_tfidf_split1_level5.B18];[$evaltrain_tfidf_split0_level5.B18])" office:value-type="float" office:value="1064" calcext:value-type="float">
            <text:p>1064</text:p>
          </table:table-cell>
          <table:table-cell table:formula="of:=MIN([$evaltrain_tfidf_split9_level5.B18];[$evaltrain_tfidf_split8_level5.B18];[$evaltrain_tfidf_split7_level5.B18];[$evaltrain_tfidf_split6_level5.B18];[$evaltrain_tfidf_split5_level5.B18];[$evaltrain_tfidf_split4_level5.B18];[$evaltrain_tfidf_split3_level5.B18];[$evaltrain_tfidf_split2_level5.B18];[$evaltrain_tfidf_split1_level5.B18];[$evaltrain_tfidf_split0_level5.B18])"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table:formula="of:=AVERAGE([$evaltrain_tfidf_split9_level5.B19];[$evaltrain_tfidf_split8_level5.B19];[$evaltrain_tfidf_split7_level5.B19];[$evaltrain_tfidf_split6_level5.B19];[$evaltrain_tfidf_split5_level5.B19];[$evaltrain_tfidf_split4_level5.B19];[$evaltrain_tfidf_split3_level5.B19];[$evaltrain_tfidf_split2_level5.B19];[$evaltrain_tfidf_split1_level5.B19];[$evaltrain_tfidf_split0_level5.B19])" office:value-type="float" office:value="155.5" calcext:value-type="float">
            <text:p>155.5</text:p>
          </table:table-cell>
          <table:table-cell table:formula="of:=STDEV([$evaltrain_tfidf_split9_level5.B19];[$evaltrain_tfidf_split8_level5.B19];[$evaltrain_tfidf_split7_level5.B19];[$evaltrain_tfidf_split6_level5.B19];[$evaltrain_tfidf_split5_level5.B19];[$evaltrain_tfidf_split4_level5.B19];[$evaltrain_tfidf_split3_level5.B19];[$evaltrain_tfidf_split2_level5.B19];[$evaltrain_tfidf_split1_level5.B19];[$evaltrain_tfidf_split0_level5.B19])" office:value-type="float" office:value="7.35224833337093" calcext:value-type="float">
            <text:p>7.35224833337093</text:p>
          </table:table-cell>
          <table:table-cell table:formula="of:=MAX([$evaltrain_tfidf_split9_level5.B19];[$evaltrain_tfidf_split8_level5.B19];[$evaltrain_tfidf_split7_level5.B19];[$evaltrain_tfidf_split6_level5.B19];[$evaltrain_tfidf_split5_level5.B19];[$evaltrain_tfidf_split4_level5.B19];[$evaltrain_tfidf_split3_level5.B19];[$evaltrain_tfidf_split2_level5.B19];[$evaltrain_tfidf_split1_level5.B19];[$evaltrain_tfidf_split0_level5.B19])" office:value-type="float" office:value="165" calcext:value-type="float">
            <text:p>165</text:p>
          </table:table-cell>
          <table:table-cell table:formula="of:=MIN([$evaltrain_tfidf_split9_level5.B19];[$evaltrain_tfidf_split8_level5.B19];[$evaltrain_tfidf_split7_level5.B19];[$evaltrain_tfidf_split6_level5.B19];[$evaltrain_tfidf_split5_level5.B19];[$evaltrain_tfidf_split4_level5.B19];[$evaltrain_tfidf_split3_level5.B19];[$evaltrain_tfidf_split2_level5.B19];[$evaltrain_tfidf_split1_level5.B19];[$evaltrain_tfidf_split0_level5.B19])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table:formula="of:=AVERAGE([$evaltrain_tfidf_split9_level5.B20];[$evaltrain_tfidf_split8_level5.B20];[$evaltrain_tfidf_split7_level5.B20];[$evaltrain_tfidf_split6_level5.B20];[$evaltrain_tfidf_split5_level5.B20];[$evaltrain_tfidf_split4_level5.B20];[$evaltrain_tfidf_split3_level5.B20];[$evaltrain_tfidf_split2_level5.B20];[$evaltrain_tfidf_split1_level5.B20];[$evaltrain_tfidf_split0_level5.B20])" office:value-type="float" office:value="386.1" calcext:value-type="float">
            <text:p>386.1</text:p>
          </table:table-cell>
          <table:table-cell table:formula="of:=STDEV([$evaltrain_tfidf_split9_level5.B20];[$evaltrain_tfidf_split8_level5.B20];[$evaltrain_tfidf_split7_level5.B20];[$evaltrain_tfidf_split6_level5.B20];[$evaltrain_tfidf_split5_level5.B20];[$evaltrain_tfidf_split4_level5.B20];[$evaltrain_tfidf_split3_level5.B20];[$evaltrain_tfidf_split2_level5.B20];[$evaltrain_tfidf_split1_level5.B20];[$evaltrain_tfidf_split0_level5.B20])" office:value-type="float" office:value="7.83794190673376" calcext:value-type="float">
            <text:p>7.83794190673376</text:p>
          </table:table-cell>
          <table:table-cell table:formula="of:=MAX([$evaltrain_tfidf_split9_level5.B20];[$evaltrain_tfidf_split8_level5.B20];[$evaltrain_tfidf_split7_level5.B20];[$evaltrain_tfidf_split6_level5.B20];[$evaltrain_tfidf_split5_level5.B20];[$evaltrain_tfidf_split4_level5.B20];[$evaltrain_tfidf_split3_level5.B20];[$evaltrain_tfidf_split2_level5.B20];[$evaltrain_tfidf_split1_level5.B20];[$evaltrain_tfidf_split0_level5.B20])" office:value-type="float" office:value="397" calcext:value-type="float">
            <text:p>397</text:p>
          </table:table-cell>
          <table:table-cell table:formula="of:=MIN([$evaltrain_tfidf_split9_level5.B20];[$evaltrain_tfidf_split8_level5.B20];[$evaltrain_tfidf_split7_level5.B20];[$evaltrain_tfidf_split6_level5.B20];[$evaltrain_tfidf_split5_level5.B20];[$evaltrain_tfidf_split4_level5.B20];[$evaltrain_tfidf_split3_level5.B20];[$evaltrain_tfidf_split2_level5.B20];[$evaltrain_tfidf_split1_level5.B20];[$evaltrain_tfidf_split0_level5.B20])" office:value-type="float" office:value="372" calcext:value-type="float">
            <text:p>372</text:p>
          </table:table-cell>
        </table:table-row>
      </table:table>
      <table:table table:name="evaltrain_tfidf_split0_level5" table:style-name="ta1">
        <table:table-source xlink:type="simple" xlink:href="../evaltrain_tfidf_split0_level5.out" table:table-name="evaltrain_tfidf_split0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324192176870748" calcext:value-type="float">
            <text:p>0.324192176870748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619158973113055" calcext:value-type="float">
            <text:p>0.61915897311305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79150200706323" calcext:value-type="float">
            <text:p>0.379150200706323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610272602147189" calcext:value-type="float">
            <text:p>0.061027260214719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763521144792945" calcext:value-type="float">
            <text:p>0.07635211447929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63774221606232" calcext:value-type="float">
            <text:p>0.06377422160623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313553607552259" calcext:value-type="float">
            <text:p>0.31355360755225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53646677471637" calcext:value-type="float">
            <text:p>0.75364667747163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42857142857143" calcext:value-type="float">
            <text:p>0.44285714285714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880113203606349" calcext:value-type="float">
            <text:p>0.88011320360634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892493752742758" calcext:value-type="float">
            <text:p>0.89249375274275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880113203606349" calcext:value-type="float">
            <text:p>0.88011320360634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3265306122449" calcext:value-type="float">
            <text:p>0.63265306122449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78826530612245" calcext:value-type="float">
            <text:p>0.378826530612245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324192176870748" calcext:value-type="float">
            <text:p>0.324192176870748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861575845247644" calcext:value-type="float">
            <text:p>0.861575845247644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</table:table-row>
      </table:table>
      <table:table table:name="evaltrain_tfidf_split1_level5" table:style-name="ta1">
        <table:table-source xlink:type="simple" xlink:href="../evaltrain_tfidf_split1_level5.out" table:table-name="evaltrain_tfidf_split1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313620071684588" calcext:value-type="float">
            <text:p>0.313620071684588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583461341525858" calcext:value-type="float">
            <text:p>0.583461341525858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61111842160229" calcext:value-type="float">
            <text:p>0.361111842160229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588299493867791" calcext:value-type="float">
            <text:p>0.058829949386779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722779115005758" calcext:value-type="float">
            <text:p>0.072277911500576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610903331907035" calcext:value-type="float">
            <text:p>0.06109033319070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309322033898305" calcext:value-type="float">
            <text:p>0.30932203389830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32441471571906" calcext:value-type="float">
            <text:p>0.73244147157190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34955312810328" calcext:value-type="float">
            <text:p>0.43495531281032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87294502444919" calcext:value-type="float">
            <text:p>0.8729450244491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886566855012269" calcext:value-type="float">
            <text:p>0.88656685501226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87294502444919" calcext:value-type="float">
            <text:p>0.8729450244491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12903225806452" calcext:value-type="float">
            <text:p>0.61290322580645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66935483870968" calcext:value-type="float">
            <text:p>0.366935483870968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313620071684588" calcext:value-type="float">
            <text:p>0.313620071684588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85536950347355" calcext:value-type="float">
            <text:p>0.8553695034735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2" calcext:value-type="float">
            <text:p>372</text:p>
          </table:table-cell>
        </table:table-row>
      </table:table>
      <table:table table:name="evaltrain_tfidf_split2_level5" table:style-name="ta1">
        <table:table-source xlink:type="simple" xlink:href="../evaltrain_tfidf_split2_level5.out" table:table-name="evaltrain_tfidf_split2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308204467353952" calcext:value-type="float">
            <text:p>0.308204467353952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589183439698904" calcext:value-type="float">
            <text:p>0.58918343969890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58797574132626" calcext:value-type="float">
            <text:p>0.35879757413262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584652172198078" calcext:value-type="float">
            <text:p>0.058465217219808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725132992459131" calcext:value-type="float">
            <text:p>0.07251329924591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609124458386112" calcext:value-type="float">
            <text:p>0.060912445838611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301082543978349" calcext:value-type="float">
            <text:p>0.30108254397834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37976782752902" calcext:value-type="float">
            <text:p>0.737976782752902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27679000480538" calcext:value-type="float">
            <text:p>0.42767900048053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877591192669536" calcext:value-type="float">
            <text:p>0.87759119266953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890533139856327" calcext:value-type="float">
            <text:p>0.890533139856327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877591192669536" calcext:value-type="float">
            <text:p>0.87759119266953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05670103092783" calcext:value-type="float">
            <text:p>0.605670103092783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62113402061856" calcext:value-type="float">
            <text:p>0.36211340206185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308204467353952" calcext:value-type="float">
            <text:p>0.308204467353952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859021985195285" calcext:value-type="float">
            <text:p>0.85902198519528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8" calcext:value-type="float">
            <text:p>388</text:p>
          </table:table-cell>
        </table:table-row>
      </table:table>
      <table:table table:name="evaltrain_tfidf_split3_level5" table:style-name="ta1">
        <table:table-source xlink:type="simple" xlink:href="../evaltrain_tfidf_split3_level5.out" table:table-name="evaltrain_tfidf_split3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8738033072237" calcext:value-type="float">
            <text:p>0.298738033072237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580877781922168" calcext:value-type="float">
            <text:p>0.580877781922168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49276760373366" calcext:value-type="float">
            <text:p>0.34927676037336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558008393900973" calcext:value-type="float">
            <text:p>0.05580083939009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707115621910818" calcext:value-type="float">
            <text:p>0.070711562191082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579809435930221" calcext:value-type="float">
            <text:p>0.05798094359302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3351610692255" calcext:value-type="float">
            <text:p>0.29335161069225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22972972972973" calcext:value-type="float">
            <text:p>0.72297297297297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17357386640663" calcext:value-type="float">
            <text:p>0.41735738664066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859661314109161" calcext:value-type="float">
            <text:p>0.859661314109161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87279410686304" calcext:value-type="float">
            <text:p>0.87279410686304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859661314109161" calcext:value-type="float">
            <text:p>0.859661314109161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592689295039164" calcext:value-type="float">
            <text:p>0.592689295039164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48128807658834" calcext:value-type="float">
            <text:p>0.348128807658834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8738033072237" calcext:value-type="float">
            <text:p>0.298738033072237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839832866591706" calcext:value-type="float">
            <text:p>0.83983286659170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3" calcext:value-type="float">
            <text:p>383</text:p>
          </table:table-cell>
        </table:table-row>
      </table:table>
      <table:table table:name="evaltrain_tfidf_split4_level5" table:style-name="ta1">
        <table:table-source xlink:type="simple" xlink:href="../evaltrain_tfidf_split4_level5.out" table:table-name="evaltrain_tfidf_split4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303271441202476" calcext:value-type="float">
            <text:p>0.303271441202476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596499094774957" calcext:value-type="float">
            <text:p>0.596499094774957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59219192243065" calcext:value-type="float">
            <text:p>0.35921919224306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599753406952749" calcext:value-type="float">
            <text:p>0.059975340695275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732733663372918" calcext:value-type="float">
            <text:p>0.073273366337292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623276459057461" calcext:value-type="float">
            <text:p>0.062327645905746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5197740112994" calcext:value-type="float">
            <text:p>0.295197740112994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29493891797557" calcext:value-type="float">
            <text:p>0.72949389179755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20311714429362" calcext:value-type="float">
            <text:p>0.420311714429362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857527541855267" calcext:value-type="float">
            <text:p>0.857527541855267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869189085683383" calcext:value-type="float">
            <text:p>0.869189085683383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857527541855267" calcext:value-type="float">
            <text:p>0.857527541855267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07427055702918" calcext:value-type="float">
            <text:p>0.607427055702918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8532272325376" calcext:value-type="float">
            <text:p>0.35853227232537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303271441202476" calcext:value-type="float">
            <text:p>0.303271441202476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841462685367971" calcext:value-type="float">
            <text:p>0.841462685367971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7" calcext:value-type="float">
            <text:p>377</text:p>
          </table:table-cell>
        </table:table-row>
      </table:table>
      <table:table table:name="evaltrain_tfidf_split5_level5" table:style-name="ta1">
        <table:table-source xlink:type="simple" xlink:href="../evaltrain_tfidf_split5_level5.out" table:table-name="evaltrain_tfidf_split5_level5" table:filter-name="Text - txt - csv (StarCalc)" table:filter-options="9,34,76,1,,0,false,false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311167945439045" calcext:value-type="float">
            <text:p>0.31116794543904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597062883124264" calcext:value-type="float">
            <text:p>0.59706288312426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65271514504251" calcext:value-type="float">
            <text:p>0.365271514504251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594872149037123" calcext:value-type="float">
            <text:p>0.05948721490371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744763665511051" calcext:value-type="float">
            <text:p>0.07447636655110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625371333669783" calcext:value-type="float">
            <text:p>0.06253713336697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305084745762712" calcext:value-type="float">
            <text:p>0.305084745762712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53768844221106" calcext:value-type="float">
            <text:p>0.75376884422110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34362934362934" calcext:value-type="float">
            <text:p>0.43436293436293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868757588935563" calcext:value-type="float">
            <text:p>0.868757588935563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880662240256592" calcext:value-type="float">
            <text:p>0.88066224025659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868757588935563" calcext:value-type="float">
            <text:p>0.868757588935563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01023017902813" calcext:value-type="float">
            <text:p>0.601023017902813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65728900255754" calcext:value-type="float">
            <text:p>0.365728900255754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311167945439045" calcext:value-type="float">
            <text:p>0.31116794543904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851601718467274" calcext:value-type="float">
            <text:p>0.851601718467274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1" calcext:value-type="float">
            <text:p>391</text:p>
          </table:table-cell>
        </table:table-row>
      </table:table>
      <table:table table:name="evaltrain_tfidf_split6_level5" table:style-name="ta1">
        <table:table-source xlink:type="simple" xlink:href="../evaltrain_tfidf_split6_level5.out" table:table-name="evaltrain_tfidf_split6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304385964912281" calcext:value-type="float">
            <text:p>0.304385964912281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600997284878864" calcext:value-type="float">
            <text:p>0.60099728487886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60073537573537" calcext:value-type="float">
            <text:p>0.360073537573537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546976312734201" calcext:value-type="float">
            <text:p>0.05469763127342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6968510705439" calcext:value-type="float">
            <text:p>0.0696851070543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567427585523824" calcext:value-type="float">
            <text:p>0.056742758552383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9305555555556" calcext:value-type="float">
            <text:p>0.29930555555555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53496503496503" calcext:value-type="float">
            <text:p>0.75349650349650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28429423459245" calcext:value-type="float">
            <text:p>0.428429423459245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883711889251097" calcext:value-type="float">
            <text:p>0.883711889251097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895658117821681" calcext:value-type="float">
            <text:p>0.895658117821681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883711889251097" calcext:value-type="float">
            <text:p>0.883711889251097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13157894736842" calcext:value-type="float">
            <text:p>0.61315789473684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9649122807018" calcext:value-type="float">
            <text:p>0.359649122807018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304385964912281" calcext:value-type="float">
            <text:p>0.304385964912281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868378187098022" calcext:value-type="float">
            <text:p>0.868378187098022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0" calcext:value-type="float">
            <text:p>380</text:p>
          </table:table-cell>
        </table:table-row>
      </table:table>
      <table:table table:name="evaltrain_tfidf_split7_level5" table:style-name="ta1">
        <table:table-source xlink:type="simple" xlink:href="../evaltrain_tfidf_split7_level5.out" table:table-name="evaltrain_tfidf_split7_level5" table:filter-name="Text - txt - csv (StarCalc)" table:filter-options="9,34,76,1,,0,false,false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8681972789116" calcext:value-type="float">
            <text:p>0.298681972789116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588415127955944" calcext:value-type="float">
            <text:p>0.58841512795594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52388187209616" calcext:value-type="float">
            <text:p>0.352388187209616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569124987351553" calcext:value-type="float">
            <text:p>0.056912498735155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725405892946401" calcext:value-type="float">
            <text:p>0.0725405892946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602970744217667" calcext:value-type="float">
            <text:p>0.060297074421767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4630872483221" calcext:value-type="float">
            <text:p>0.294630872483221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36577181208054" calcext:value-type="float">
            <text:p>0.73657718120805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20901246404602" calcext:value-type="float">
            <text:p>0.420901246404602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876697657414664" calcext:value-type="float">
            <text:p>0.876697657414664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888827184835306" calcext:value-type="float">
            <text:p>0.88882718483530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876697657414664" calcext:value-type="float">
            <text:p>0.876697657414664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07142857142857" calcext:value-type="float">
            <text:p>0.60714285714285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4591836734694" calcext:value-type="float">
            <text:p>0.354591836734694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8681972789116" calcext:value-type="float">
            <text:p>0.298681972789116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861026037312409" calcext:value-type="float">
            <text:p>0.861026037312409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</table:table-row>
      </table:table>
      <table:table table:name="evaltrain_tfidf_split8_level5" table:style-name="ta1">
        <table:table-source xlink:type="simple" xlink:href="../evaltrain_tfidf_split8_level5.out" table:table-name="evaltrain_tfidf_split8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302057094878254" calcext:value-type="float">
            <text:p>0.302057094878254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596141697653033" calcext:value-type="float">
            <text:p>0.596141697653033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57647963567359" calcext:value-type="float">
            <text:p>0.357647963567359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601067899804285" calcext:value-type="float">
            <text:p>0.060106789980429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750902693861209" calcext:value-type="float">
            <text:p>0.075090269386121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627356064068211" calcext:value-type="float">
            <text:p>0.062735606406821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3961512939615" calcext:value-type="float">
            <text:p>0.29396151293961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39565943238731" calcext:value-type="float">
            <text:p>0.739565943238731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20702754036087" calcext:value-type="float">
            <text:p>0.420702754036087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8718983920225" calcext:value-type="float">
            <text:p>0.871898392022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88342100677828" calcext:value-type="float">
            <text:p>0.8834210067782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8718983920225" calcext:value-type="float">
            <text:p>0.871898392022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19647355163728" calcext:value-type="float">
            <text:p>0.619647355163728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8522250209908" calcext:value-type="float">
            <text:p>0.358522250209908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302057094878254" calcext:value-type="float">
            <text:p>0.302057094878254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856851570461835" calcext:value-type="float">
            <text:p>0.85685157046183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7" calcext:value-type="float">
            <text:p>397</text:p>
          </table:table-cell>
        </table:table-row>
      </table:table>
      <table:table table:name="evaltrain_tfidf_split9_level5" table:style-name="ta1">
        <table:table-source xlink:type="simple" xlink:href="../evaltrain_tfidf_split9_level5.out" table:table-name="evaltrain_tfidf_split9_level5" table:filter-name="Text - txt - csv (StarCalc)" table:filter-options="9,34,76,1,,0,false,false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315766923736075" calcext:value-type="float">
            <text:p>0.31576692373607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611090708777084" calcext:value-type="float">
            <text:p>0.61109070877708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7028748172707" calcext:value-type="float">
            <text:p>0.37028748172707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597662229136711" calcext:value-type="float">
            <text:p>0.059766222913671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751303207962935" calcext:value-type="float">
            <text:p>0.075130320796294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627714939896818" calcext:value-type="float">
            <text:p>0.06277149398968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308683853459973" calcext:value-type="float">
            <text:p>0.308683853459973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733870967741936" calcext:value-type="float">
            <text:p>0.73387096774193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34574976122254" calcext:value-type="float">
            <text:p>0.43457497612225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864818847374076" calcext:value-type="float">
            <text:p>0.86481884737407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877670762359833" calcext:value-type="float">
            <text:p>0.877670762359833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864818847374076" calcext:value-type="float">
            <text:p>0.86481884737407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629820051413882" calcext:value-type="float">
            <text:p>0.62982005141388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72750642673522" calcext:value-type="float">
            <text:p>0.37275064267352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315766923736075" calcext:value-type="float">
            <text:p>0.31576692373607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847683279333968" calcext:value-type="float">
            <text:p>0.847683279333968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9" calcext:value-type="float">
            <text:p>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0:36:42.476003887</meta:creation-date>
    <dc:date>2019-11-01T10:39:25.158026251</dc:date>
    <meta:editing-duration>PT2M42S</meta:editing-duration>
    <meta:editing-cycles>2</meta:editing-cycles>
    <meta:generator>LibreOffice/6.0.7.3$Linux_X86_64 LibreOffice_project/00m0$Build-3</meta:generator>
    <meta:document-statistic meta:table-count="11" meta:cell-count="504" meta:object-count="0"/>
  </office:meta>
</office:document-meta>
</file>